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  <style:font-face style:name="Liberetion Sans" svg:font-family="&quot;Liberetion Sans&quot;"/>
    <style:font-face style:name="Liberetion " svg:font-family="Liberetion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37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36"/>
    <style:style style:name="ce7" style:family="table-cell" style:parent-style-name="Default" style:data-style-name="N37"/>
    <style:style style:name="ce8" style:family="table-cell" style:parent-style-name="Default" style:data-style-name="N0">
      <style:text-properties style:font-name="Consolas" style:font-name-asian="Consolas" style:font-name-complex="Consolas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36">
      <style:text-properties style:font-name="Liberetion Sans" style:font-name-asian="Liberetion Sans" style:font-name-complex="Liberetion Sans"/>
    </style:style>
    <style:style style:name="ce11" style:family="table-cell" style:parent-style-name="Default" style:data-style-name="N36">
      <style:text-properties style:font-name="Liberetion " style:font-name-asian="Liberetion " style:font-name-complex="Liberetion "/>
    </style:style>
    <style:style style:name="ce12" style:family="table-cell" style:parent-style-name="Default" style:data-style-name="N0">
      <style:text-properties style:font-name="Liberetion " style:font-name-asian="Liberetion " style:font-name-complex="Liberetion "/>
    </style:style>
    <style:style style:name="ce13" style:family="table-cell" style:parent-style-name="Default" style:data-style-name="N2"/>
    <style:style style:name="co1" style:family="table-column">
      <style:table-column-properties fo:break-before="auto" style:column-width="5.693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41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3"/>
        <table:table-column table:style-name="co2" table:default-cell-style-name="ce7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3">
            <text:p>K-Fold</text:p>
          </table:table-cell>
          <table:table-cell office:value-type="string" table:style-name="ce4">
            <text:p>Devia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DecisionTree Classifier</text:p>
          </table:table-cell>
          <table:table-cell office:value-type="float" office:value="0.60267499999999996" table:style-name="ce6">
            <text:p>0,602675</text:p>
          </table:table-cell>
          <table:table-cell office:value-type="float" office:value="4.0000000000000001E-3" table:style-name="ce7">
            <text:p>0,004</text:p>
          </table:table-cell>
          <table:table-cell table:style-name="ce8"/>
          <table:table-cell table:style-name="ce5"/>
          <table:table-cell table:style-name="ce1"/>
          <table:table-cell table:style-name="ce5"/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DecisionTree Classifier</text:p>
          </table:table-cell>
          <table:table-cell office:value-type="float" office:value="0.59843400000000002" table:style-name="ce6">
            <text:p>0,598434</text:p>
          </table:table-cell>
          <table:table-cell office:value-type="float" office:value="6.0000000000000001E-3" table:style-name="ce7">
            <text:p>0,006</text:p>
          </table:table-cell>
          <table:table-cell table:style-name="ce8"/>
          <table:table-cell table:style-name="ce5"/>
          <table:table-cell table:style-name="ce1"/>
          <table:table-cell table:style-name="ce5"/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DecisionTree Classifier</text:p>
          </table:table-cell>
          <table:table-cell office:value-type="float" office:value="0.59922699999999995" table:style-name="ce6">
            <text:p>0,599227</text:p>
          </table:table-cell>
          <table:table-cell office:value-type="float" office:value="6.0000000000000001E-3" table:style-name="ce7">
            <text:p>0,006</text:p>
          </table:table-cell>
          <table:table-cell table:style-name="ce8"/>
          <table:table-cell table:style-name="ce5"/>
          <table:table-cell table:style-name="ce1"/>
          <table:table-cell table:style-name="ce5"/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DecisionTree Classifier</text:p>
          </table:table-cell>
          <table:table-cell office:value-type="float" office:value="0.59961500000000001" table:style-name="ce6">
            <text:p>0,599615</text:p>
          </table:table-cell>
          <table:table-cell office:value-type="float" office:value="2E-3" table:style-name="ce7">
            <text:p>0,002</text:p>
          </table:table-cell>
          <table:table-cell table:style-name="ce8"/>
          <table:table-cell table:style-name="ce5"/>
          <table:table-cell table:style-name="ce1"/>
          <table:table-cell table:style-name="ce5"/>
          <table:table-cell table:style-name="ce6"/>
          <table:table-cell table:number-columns-repeated="16376"/>
        </table:table-row>
        <table:table-row table:style-name="ro2">
          <table:table-cell office:value-type="string" table:style-name="ce5">
            <text:p>DecisionTree Classifier</text:p>
          </table:table-cell>
          <table:table-cell office:value-type="float" office:value="0.59914999999999996" table:style-name="ce6">
            <text:p>0,599150</text:p>
          </table:table-cell>
          <table:table-cell office:value-type="float" office:value="5.0000000000000001E-3" table:style-name="ce7">
            <text:p>0,005</text:p>
          </table:table-cell>
          <table:table-cell table:style-name="ce8"/>
          <table:table-cell table:style-name="ce5"/>
          <table:table-cell table:style-name="ce1"/>
          <table:table-cell table:style-name="ce5"/>
          <table:table-cell table:style-name="ce6"/>
          <table:table-cell table:number-columns-repeated="16376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9">
            <text:p>Media</text:p>
          </table:table-cell>
          <table:table-cell office:value-type="float" office:value="0.59982019999999991" table:formula="of:=SUM([.B2:.B6])/5" table:style-name="ce6">
            <text:p>0,599820</text:p>
          </table:table-cell>
          <table:table-cell office:value-type="float" office:value="4.6000000000000008E-3" table:formula="of:=SUM([.C2:.C6])/5" table:style-name="ce7">
            <text:p>0,00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5">
            <text:p>KNeighborsClassifier</text:p>
          </table:table-cell>
          <table:table-cell office:value-type="float" office:value="0.75164799999999998" table:style-name="ce6">
            <text:p>0,751648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KNeighborsClassifier</text:p>
          </table:table-cell>
          <table:table-cell office:value-type="float" office:value="0.75251199999999996" table:style-name="ce6">
            <text:p>0,752512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KNeighborsClassifier</text:p>
          </table:table-cell>
          <table:table-cell office:value-type="float" office:value="0.75991200000000003" table:style-name="ce6">
            <text:p>0,759912</text:p>
          </table:table-cell>
          <table:table-cell office:value-type="float" office:value="4.0000000000000001E-3" table:style-name="ce7">
            <text:p>0,00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KNeighborsClassifier</text:p>
          </table:table-cell>
          <table:table-cell office:value-type="float" office:value="0.75884499999999999" table:style-name="ce6">
            <text:p>0,758845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KNeighborsClassifier</text:p>
          </table:table-cell>
          <table:table-cell office:value-type="float" office:value="0.75623099999999999" table:style-name="ce6">
            <text:p>0,756231</text:p>
          </table:table-cell>
          <table:table-cell office:value-type="float" office:value="5.0000000000000001E-3" table:style-name="ce7">
            <text:p>0,00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9">
            <text:p>Media</text:p>
          </table:table-cell>
          <table:table-cell office:value-type="float" office:value="0.75582959999999999" table:formula="of:=SUM([.B10:.B14])/5" table:style-name="ce6">
            <text:p>0,755830</text:p>
          </table:table-cell>
          <table:table-cell office:value-type="float" office:value="3.6000000000000003E-3" table:formula="of:=SUM([.C10:.C14])/5" table:style-name="ce7">
            <text:p>0,00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Naive Bayes</text:p>
          </table:table-cell>
          <table:table-cell office:value-type="float" office:value="0.80861799999999995" table:style-name="ce10">
            <text:p>0,808618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aive Bayes</text:p>
          </table:table-cell>
          <table:table-cell office:value-type="float" office:value="0.80852000000000002" table:style-name="ce11">
            <text:p>0,808520</text:p>
          </table:table-cell>
          <table:table-cell office:value-type="float" office:value="4.0000000000000001E-3" table:style-name="ce7">
            <text:p>0,004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aive Bayes</text:p>
          </table:table-cell>
          <table:table-cell office:value-type="float" office:value="0.80863499999999999" table:style-name="ce11">
            <text:p>0,808635</text:p>
          </table:table-cell>
          <table:table-cell office:value-type="float" office:value="5.0000000000000001E-3" table:style-name="ce7">
            <text:p>0,00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aive Bayes</text:p>
          </table:table-cell>
          <table:table-cell office:value-type="float" office:value="0.80860799999999999" table:style-name="ce12">
            <text:p>0,808608</text:p>
          </table:table-cell>
          <table:table-cell office:value-type="float" office:value="5.0000000000000001E-3" table:style-name="ce7">
            <text:p>0,005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aive Bayes</text:p>
          </table:table-cell>
          <table:table-cell office:value-type="float" office:value="0.80863499999999999" table:style-name="ce12">
            <text:p>0,808635</text:p>
          </table:table-cell>
          <table:table-cell office:value-type="float" office:value="2E-3" table:style-name="ce7">
            <text:p>0,002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Media</text:p>
          </table:table-cell>
          <table:table-cell office:value-type="float" office:value="0.80860319999999997" table:formula="of:=SUM([.B18:.B22])/5" table:style-name="ce6">
            <text:p>0,808603</text:p>
          </table:table-cell>
          <table:table-cell office:value-type="float" office:value="3.8000000000000004E-3" table:formula="of:=SUM([.C18:.C22])/5" table:style-name="ce7">
            <text:p>0,004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GradientBoostingClassifier</text:p>
          </table:table-cell>
          <table:table-cell office:value-type="float" office:value="0.84933099999999995" table:style-name="ce6">
            <text:p>0,849331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adientBoostingClassifier</text:p>
          </table:table-cell>
          <table:table-cell office:value-type="float" office:value="0.84933000000000003" table:style-name="ce6">
            <text:p>0,849330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adientBoostingClassifier</text:p>
          </table:table-cell>
          <table:table-cell office:value-type="float" office:value="0.84928300000000001" table:style-name="ce6">
            <text:p>0,849283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adientBoostingClassifier</text:p>
          </table:table-cell>
          <table:table-cell office:value-type="float" office:value="0.84918700000000003" table:style-name="ce6">
            <text:p>0,849187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adientBoostingClassifier</text:p>
          </table:table-cell>
          <table:table-cell office:value-type="float" office:value="0.849136" table:style-name="ce6">
            <text:p>0,849136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Media</text:p>
          </table:table-cell>
          <table:table-cell office:value-type="float" office:value="0.84925340000000005" table:formula="of:=SUM([.B26:.B30])/5" table:style-name="ce6">
            <text:p>0,849253</text:p>
          </table:table-cell>
          <table:table-cell office:value-type="float" office:value="3.0000000000000001E-3" table:formula="of:=SUM([.C26:.C30])/5" table:style-name="ce7">
            <text:p>0,003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6"/>
          <table:table-cell table:style-name="ce7"/>
          <table:table-cell table:number-columns-repeated="16381"/>
        </table:table-row>
        <table:table-row table:style-name="ro1">
          <table:table-cell office:value-type="string" table:style-name="ce5">
            <text:p>RandomForestClassifier</text:p>
          </table:table-cell>
          <table:table-cell office:value-type="float" office:value="0.79785600000000001" table:style-name="ce6">
            <text:p>0,797856</text:p>
          </table:table-cell>
          <table:table-cell office:value-type="float" office:value="4.0000000000000001E-3" table:style-name="ce7">
            <text:p>0,004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ndomForestClassifier</text:p>
          </table:table-cell>
          <table:table-cell office:value-type="float" office:value="0.79734899999999997" table:style-name="ce6">
            <text:p>0,797349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ndomForestClassifier</text:p>
          </table:table-cell>
          <table:table-cell office:value-type="float" office:value="0.79707399999999995" table:style-name="ce6">
            <text:p>0,797074</text:p>
          </table:table-cell>
          <table:table-cell office:value-type="float" office:value="3.0000000000000001E-3" table:style-name="ce7">
            <text:p>0,00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ndomForestClassifier</text:p>
          </table:table-cell>
          <table:table-cell office:value-type="float" office:value="0.79748799999999997" table:style-name="ce6">
            <text:p>0,797488</text:p>
          </table:table-cell>
          <table:table-cell office:value-type="float" office:value="4.0000000000000001E-3" table:style-name="ce7">
            <text:p>0,004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ndomForestClassifier</text:p>
          </table:table-cell>
          <table:table-cell office:value-type="float" office:value="0.79709099999999999" table:style-name="ce6">
            <text:p>0,797091</text:p>
          </table:table-cell>
          <table:table-cell office:value-type="float" office:value="5.0000000000000001E-3" table:style-name="ce7">
            <text:p>0,005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/>
        </table:table-row>
        <table:table-row table:style-name="ro1">
          <table:table-cell office:value-type="string" table:style-name="ce9">
            <text:p>Media</text:p>
          </table:table-cell>
          <table:table-cell office:value-type="float" office:value="0.79737159999999996" table:formula="of:=SUM([.B34:.B38])/5" table:style-name="ce6">
            <text:p>0,797372</text:p>
          </table:table-cell>
          <table:table-cell office:value-type="float" office:value="3.8E-3" table:formula="of:=SUM([.C34:.C38])/5" table:style-name="ce7">
            <text:p>0,004</text:p>
          </table:table-cell>
          <table:table-cell table:number-columns-repeated="16381"/>
        </table:table-row>
        <table:table-row table:style-name="ro2">
          <table:table-cell table:style-name="ce1"/>
          <table:table-cell table:style-name="ce8"/>
          <table:table-cell table:style-name="ce7"/>
          <table:table-cell table:number-columns-repeated="16381"/>
        </table:table-row>
        <table:table-row table:number-rows-repeated="104853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onsolas" svg:font-family="Consolas"/>
    <style:font-face style:name="Liberetion Sans" svg:font-family="&quot;Liberetion Sans&quot;"/>
    <style:font-face style:name="Liberetion " svg:font-family="Liberetion 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6" number:min-decimal-places="6" number:min-integer-digits="1"/>
    </number:number-style>
    <number:number-style style:name="N37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Lenovo</dc:creator>
    <meta:creation-date>2022-02-10T18:10:05Z</meta:creation-date>
    <dc:date>2022-05-05T10:33:50Z</dc:date>
    <meta:editing-cycles>1</meta:editing-cycles>
    <meta:editing-duration>PT272S</meta:editing-duration>
  </office:meta>
</office:document-meta>
</file>